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start="Arrowheads_20_1" draw:marker-end="Arrowheads_20_1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58cm" svg:height="2.536cm" svg:x="1.725cm" svg:y="2.331cm">
          <text:p text:style-name="P1">Picosecond Pulser</text:p>
          <text:p text:style-name="P1">60ps, 9V</text:p>
        </draw:rect>
        <draw:rect draw:style-name="gr1" draw:text-style-name="P1" draw:layer="layout" svg:width="2.659cm" svg:height="1.922cm" svg:x="3.361cm" svg:y="6.299cm">
          <text:p text:style-name="P1">Coupler</text:p>
          <text:p text:style-name="P1">(10dB)</text:p>
        </draw:rect>
        <draw:custom-shape draw:style-name="gr2" draw:text-style-name="P1" draw:layer="layout" svg:width="4.99cm" svg:height="2.004cm" draw:transform="rotate (1.5707963267946) translate (14.302cm 15.033cm)">
          <text:p/>
          <draw:enhanced-geometry svg:viewBox="0 0 21600 21600" draw:glue-points="?f6 10800 10800 21600 ?f5 10800 10800 0" draw:text-areas="?f3 ?f3 ?f4 ?f4" draw:type="trapezoid" draw:modifiers="8395.912642756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99cm" svg:height="2.004cm" draw:transform="rotate (1.5707963267946) translate (4.61cm 15.152cm)">
          <text:p/>
          <draw:enhanced-geometry svg:viewBox="0 0 21600 21600" draw:glue-points="?f6 10800 10800 21600 ?f5 10800 10800 0" draw:text-areas="?f3 ?f3 ?f4 ?f4" draw:mirror-horizontal="true" draw:type="trapezoid" draw:modifiers="8395.912642756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layer="layout" svg:width="1.315cm" svg:height="0.962cm" svg:x="4.934cm" svg:y="12.27cm">
          <draw:text-box>
            <text:p>TX</text:p>
          </draw:text-box>
        </draw:frame>
        <draw:line draw:style-name="gr4" draw:text-style-name="P1" draw:layer="layout" svg:x1="4.67cm" svg:y1="4.867cm" svg:x2="4.67cm" svg:y2="6.299cm">
          <text:p/>
        </draw:line>
        <draw:path draw:style-name="gr4" draw:text-style-name="P1" draw:layer="layout" svg:width="2.816cm" svg:height="4.789cm" svg:x="1.785cm" svg:y="8.221cm" svg:viewBox="0 0 2817 4790" svg:d="m2803 0c-82 1800-3287 3086-2740 4254s1707 34 2754 237">
          <text:p/>
        </draw:path>
        <draw:rect draw:style-name="gr1" draw:text-style-name="P1" draw:layer="layout" svg:width="6.258cm" svg:height="2.536cm" svg:x="11.868cm" svg:y="5.399cm">
          <text:p text:style-name="P1">TDS6804B</text:p>
          <text:p text:style-name="P1">Scope</text:p>
        </draw:rect>
        <draw:path draw:style-name="gr4" draw:text-style-name="P1" draw:layer="layout" svg:width="5.848cm" svg:height="0.51cm" svg:x="5.979cm" svg:y="6.824cm" svg:viewBox="0 0 5849 511" svg:d="m0 497c2004 123 3558-572 5849-490">
          <text:p/>
        </draw:path>
        <draw:path draw:style-name="gr4" draw:text-style-name="P1" draw:layer="layout" svg:width="5.794cm" svg:height="6.053cm" svg:x="16.34cm" svg:y="6.544cm" svg:viewBox="0 0 5795 6054" svg:d="m0 6050c1372 88 5795-1265 5795-3187s-1718-2740-4008-2863">
          <text:p/>
        </draw:path>
        <draw:frame draw:style-name="gr3" draw:layer="layout" svg:width="1.349cm" svg:height="0.721cm" svg:x="10.688cm" svg:y="6.796cm">
          <draw:text-box>
            <text:p><text:span text:style-name="T1">CH3</text:span></text:p>
          </draw:text-box>
        </draw:frame>
        <draw:frame draw:style-name="gr3" draw:text-style-name="P2" draw:layer="layout" svg:width="1.323cm" svg:height="0.721cm" svg:x="5.976cm" svg:y="6.628cm">
          <draw:text-box>
            <text:p text:style-name="P2">CPL</text:p>
          </draw:text-box>
        </draw:frame>
        <draw:frame draw:style-name="gr3" draw:text-style-name="P2" draw:layer="layout" svg:width="1.184cm" svg:height="0.721cm" svg:x="4.45cm" svg:y="8.244cm">
          <draw:text-box>
            <text:p text:style-name="P2">Out</text:p>
          </draw:text-box>
        </draw:frame>
        <draw:frame draw:style-name="gr3" draw:layer="layout" svg:width="1.349cm" svg:height="0.721cm" svg:x="18.065cm" svg:y="5.822cm">
          <draw:text-box>
            <text:p><text:span text:style-name="T1">CH1</text:span></text:p>
          </draw:text-box>
        </draw:frame>
        <draw:path draw:style-name="gr4" draw:text-style-name="P1" draw:layer="layout" svg:width="3.835cm" svg:height="2.271cm" svg:x="7.995cm" svg:y="3.558cm" svg:viewBox="0 0 3836 2272" svg:d="m0 0c2004 123-127 2591 3836 2237">
          <text:p/>
        </draw:path>
        <draw:frame draw:style-name="gr3" draw:layer="layout" svg:width="1.92cm" svg:height="0.721cm" svg:x="7.786cm" svg:y="2.863cm">
          <draw:text-box>
            <text:p><text:span text:style-name="T1">Trig out</text:span></text:p>
          </draw:text-box>
        </draw:frame>
        <draw:frame draw:style-name="gr3" draw:layer="layout" svg:width="1.349cm" svg:height="0.721cm" svg:x="10.626cm" svg:y="4.956cm">
          <draw:text-box>
            <text:p><text:span text:style-name="T1">CH2</text:span></text:p>
          </draw:text-box>
        </draw:frame>
        <draw:frame draw:style-name="gr3" draw:layer="layout" svg:width="1.772cm" svg:height="0.721cm" svg:x="4.591cm" svg:y="4.804cm">
          <draw:text-box>
            <text:p><text:span text:style-name="T1">RF out</text:span></text:p>
          </draw:text-box>
        </draw:frame>
        <draw:line draw:style-name="gr5" draw:text-style-name="P1" draw:layer="layout" svg:x1="6.656cm" svg:y1="12.745cm" svg:x2="14.189cm" svg:y2="12.711cm">
          <text:p/>
        </draw:line>
        <draw:frame draw:style-name="gr3" draw:layer="layout" svg:width="2.267cm" svg:height="0.962cm" svg:x="9.355cm" svg:y="12.745cm">
          <draw:text-box>
            <text:p>8.89m</text:p>
          </draw:text-box>
        </draw:frame>
        <draw:rect draw:style-name="gr1" draw:text-style-name="P3" draw:layer="layout" svg:width="1.162cm" svg:height="0.47cm" svg:x="10.404cm" svg:y="5.567cm">
          <text:p text:style-name="P1"><text:span text:style-name="T1">-10dB</text:span></text:p>
        </draw:rect>
        <draw:circle draw:style-name="gr6" draw:text-style-name="P1" draw:layer="layout" svg:width="1.615cm" svg:height="1.615cm" svg:x="7.679cm" svg:y="7.145cm">
          <text:p/>
        </draw:circle>
        <draw:circle draw:style-name="gr6" draw:text-style-name="P1" draw:layer="layout" svg:width="1.615cm" svg:height="1.615cm" svg:x="8.053cm" svg:y="7.116cm">
          <text:p/>
        </draw:circle>
        <draw:circle draw:style-name="gr6" draw:text-style-name="P1" draw:layer="layout" svg:width="1.615cm" svg:height="1.615cm" svg:x="8.323cm" svg:y="7.028cm">
          <text:p/>
        </draw:circle>
        <draw:frame draw:style-name="gr3" draw:text-style-name="P2" draw:layer="layout" svg:width="3.334cm" svg:height="0.721cm" svg:x="7.269cm" svg:y="8.76cm">
          <draw:text-box>
            <text:p><text:span text:style-name="T1">2x 25' LMR240</text:span></text:p>
          </draw:text-box>
        </draw:frame>
        <draw:frame draw:style-name="gr3" draw:text-style-name="P2" draw:layer="layout" svg:width="2.534cm" svg:height="0.721cm" svg:x="1.469cm" svg:y="8.991cm">
          <draw:text-box>
            <text:p text:style-name="P1"><text:span text:style-name="T1">1' LMR240</text:span></text:p>
          </draw:text-box>
        </draw:frame>
        <draw:circle draw:style-name="gr6" draw:text-style-name="P1" draw:layer="layout" svg:width="1.615cm" svg:height="1.615cm" svg:x="1.805cm" svg:y="11.406cm">
          <text:p/>
        </draw:circle>
        <draw:circle draw:style-name="gr6" draw:text-style-name="P1" draw:layer="layout" svg:width="1.615cm" svg:height="1.615cm" svg:x="2.012cm" svg:y="11.032cm">
          <text:p/>
        </draw:circle>
        <draw:circle draw:style-name="gr6" draw:text-style-name="P1" draw:layer="layout" svg:width="1.615cm" svg:height="1.615cm" svg:x="2.413cm" svg:y="10.633cm">
          <text:p/>
        </draw:circle>
        <draw:circle draw:style-name="gr6" draw:text-style-name="P1" draw:layer="layout" svg:width="1.615cm" svg:height="1.615cm" svg:x="18.877cm" svg:y="11.897cm">
          <text:p/>
        </draw:circle>
        <draw:circle draw:style-name="gr6" draw:text-style-name="P1" draw:layer="layout" svg:width="1.615cm" svg:height="1.615cm" svg:x="19.278cm" svg:y="11.698cm">
          <text:p/>
        </draw:circle>
        <draw:circle draw:style-name="gr6" draw:text-style-name="P1" draw:layer="layout" svg:width="1.615cm" svg:height="1.615cm" svg:x="19.679cm" svg:y="11.499cm">
          <text:p/>
        </draw:circle>
        <draw:frame draw:style-name="gr3" draw:text-style-name="P2" draw:layer="layout" svg:width="3.567cm" svg:height="0.721cm" svg:x="18.402cm" svg:y="13.582cm">
          <draw:text-box>
            <text:p><text:span text:style-name="T1">5' + 10' LMR240</text:span></text:p>
          </draw:text-box>
        </draw:frame>
        <draw:frame draw:style-name="gr3" draw:text-style-name="P2" draw:layer="layout" svg:width="3.194cm" svg:height="1.191cm" svg:x="0.718cm" svg:y="13.163cm">
          <draw:text-box>
            <text:p text:style-name="P1"><text:span text:style-name="T1">50' Heliax 5/8”</text:span></text:p>
            <text:p text:style-name="P1"><text:span text:style-name="T1">+5' LMR240</text:span></text:p>
          </draw:text-box>
        </draw:frame>
        <draw:line draw:style-name="gr7" draw:text-style-name="P1" draw:layer="layout" svg:x1="3.579cm" svg:y1="9.97cm" svg:x2="3.744cm" svg:y2="9.85cm">
          <text:p/>
        </draw:line>
        <draw:line draw:style-name="gr7" draw:text-style-name="P1" draw:layer="layout" svg:x1="8.54cm" svg:y1="7.148cm" svg:x2="8.705cm" svg:y2="7.028cm">
          <text:p/>
        </draw:line>
        <draw:line draw:style-name="gr7" draw:text-style-name="P1" draw:layer="layout" svg:x1="8.541cm" svg:y1="7.148cm" svg:x2="8.706cm" svg:y2="7.028cm">
          <text:p/>
        </draw:line>
        <draw:frame draw:style-name="gr3" draw:text-style-name="P4" draw:layer="layout" svg:width="5.43cm" svg:height="2.384cm" svg:x="12.621cm" svg:y="2.286cm">
          <draw:text-box>
            <text:p text:style-name="P1"><text:span text:style-name="T2">ANITA3</text:span></text:p>
            <text:p text:style-name="P1"><text:span text:style-name="T2">Palestine 2014</text:span></text:p>
            <text:p text:style-name="P1"><text:span text:style-name="T2">Antenna Testing</text:span></text:p>
          </draw:text-box>
        </draw:frame>
        <draw:frame draw:style-name="gr3" draw:layer="layout" svg:width="1.383cm" svg:height="0.962cm" svg:x="14.519cm" svg:y="12.164cm">
          <draw:text-box>
            <text:p>R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3-07T12:43:30</meta:creation-date>
    <dc:date>2017-03-08T09:20:20</dc:date>
    <dc:creator>Ben Rotter</dc:creator>
    <meta:editing-duration>PT11H20M9S</meta:editing-duration>
    <meta:editing-cycles>4</meta:editing-cycles>
    <meta:generator>OpenOffice/4.0.0$Unix OpenOffice.org_project/400m3$Build-9702</meta:generator>
    <meta:document-statistic meta:object-count="39"/>
  </office:meta>
</office:document-meta>
</file>